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text-properties fo:font-size="96pt" style:font-size-asian="96pt" style:font-size-complex="96pt"/>
    </style:style>
    <style:style style:name="P2" style:family="paragraph">
      <style:paragraph-properties fo:text-align="justify"/>
      <style:text-properties fo:font-size="96pt" style:font-size-asian="96pt" style:font-size-complex="96pt"/>
    </style:style>
    <style:style style:name="P3" style:family="paragraph">
      <style:paragraph-properties fo:text-align="star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start"/>
      <style:text-properties fo:font-size="36pt" style:font-size-asian="36pt" style:font-size-complex="36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3.86cm" svg:x="1.4cm" svg:y="3.914cm" presentation:class="subtitle" presentation:user-transformed="true">
          <draw:text-box>
            <text:p text:style-name="P1">サービス</text:p>
          </draw:text-box>
        </draw:frame>
        <draw:frame presentation:style-name="pr2" draw:layer="layout" svg:width="25.199cm" svg:height="3.256cm" svg:x="1.4cm" svg:y="0.962cm" presentation:class="title">
          <draw:text-box>
            <text:p text:style-name="P3">Servic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 text:style-name="P3">サンプル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KitchenTimerSample</text:p>
                <text:p/>
                <text:p/>
              </text:list-item>
              <text:list-item>
                <text:p><text:span text:style-name="T1">http://bit.ly/6mAZ6g</text:span></text:p>
                <text:p/>
                <text:p/>
              </text:list-item>
              <text:list-item>
                <text:p>これを使って基本的な部分をおさらい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256cm" svg:x="1.4cm" svg:y="0.962cm" presentation:class="title">
          <draw:text-box>
            <text:p text:style-name="P3">できる事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Serviceの起動</text:p>
              </text:list-item>
              <text:list-item>
                <text:p>Serviceへの接続、切断</text:p>
              </text:list-item>
              <text:list-item>
                <text:p>Serviceの終了</text:p>
              </text:list-item>
              <text:list-item>
                <text:p>Serviceと起動、接続側との連携</text:p>
              </text:list-item>
            </text:list>
          </draw:text-box>
        </draw:frame>
        <draw:frame draw:style-name="gr2" draw:text-style-name="P4" draw:layer="layout" svg:width="21.7cm" svg:height="2.885cm" svg:x="2.51cm" svg:y="12.25cm">
          <draw:text-box>
            <text:list text:style-name="L4">
              <text:list-item>
                <text:p><text:span text:style-name="T2">Service</text:span><text:span text:style-name="T2">から</text:span><text:span text:style-name="T2">BroadcastReceiver</text:span><text:span text:style-name="T2">への通知</text:span></text:p>
              </text:list-item>
              <text:list-item>
                <text:p><text:span text:style-name="T2">Service</text:span><text:span text:style-name="T2">との</text:span><text:span text:style-name="T2">i/f</text:span><text:span text:style-name="T2">も確保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text-style-name="P3" draw:layer="layout" svg:width="25.199cm" svg:height="3.256cm" svg:x="1.4cm" svg:y="0.962cm" presentation:class="title" presentation:user-transformed="true">
          <draw:text-box>
            <text:p text:style-name="P3">Serviceの起動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起動シーケンス</text:p>
              </text:list-item>
            </text:list>
          </draw:text-box>
        </draw:frame>
        <draw:frame draw:style-name="gr2" draw:text-style-name="P4" draw:layer="layout" svg:width="20.122cm" svg:height="10.634cm" svg:x="2.54cm" svg:y="6.985cm">
          <draw:text-box>
            <text:list text:style-name="L4">
              <text:list-item>
                <text:p><text:span text:style-name="T2">起動する</text:span><text:span text:style-name="T2">Service</text:span><text:span text:style-name="T2">な</text:span><text:span text:style-name="T2">Intent</text:span><text:span text:style-name="T2">生成</text:span></text:p>
                <text:p><text:span text:style-name="T2"/></text:p>
              </text:list-item>
              <text:list-item>
                <text:p><text:span text:style-name="T2">startService</text:span><text:span text:style-name="T2">にその</text:span><text:span text:style-name="T2">Intent</text:span><text:span text:style-name="T2">を渡す</text:span></text:p>
                <text:p><text:span text:style-name="T2"/></text:p>
              </text:list-item>
              <text:list-item>
                <text:p><text:span text:style-name="T2">サービスが識別できる</text:span><text:span text:style-name="T2">IntentFilter</text:span><text:span text:style-name="T2">生成</text:span></text:p>
                <text:p><text:span text:style-name="T2"/></text:p>
              </text:list-item>
              <text:list-item>
                <text:p><text:span text:style-name="T2">registerReceiver</text:span><text:span text:style-name="T2">に</text:span><text:span text:style-name="T2">IntentFilter</text:span><text:span text:style-name="T2">と</text:span></text:p>
                <text:p><text:span text:style-name="T2">BroadcastReceiver</text:span><text:span text:style-name="T2">を渡す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256cm" svg:x="1.4cm" svg:y="0.962cm" presentation:class="title" presentation:user-transformed="true">
          <draw:text-box>
            <text:p text:style-name="P3">BroadcastReceiv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ServiceからActivityへの通知</text:p>
                <text:p/>
                <text:p/>
              </text:list-item>
              <text:list-item>
                <text:p>onReceiveでbindしたサービス側からの通知を受け取ることができる</text:p>
                <text:p/>
              </text:list-item>
              <text:list-item>
                <text:p>Service側からはsendBroadcastを使って通知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256cm" svg:x="1.4cm" svg:y="0.962cm" presentation:class="title">
          <draw:text-box>
            <text:p text:style-name="P3">Serviceとの連携 (bind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bindServiceにIntentとServiceConnectionとContextを渡す</text:p>
                <text:p/>
              </text:list-item>
              <text:list-item>
                <text:p>この時、<text:span text:style-name="T3">ServiceConnection#onServiceConnected</text:span><text:span text:style-name="T2">が呼び出される</text:span></text:p>
                <text:p><text:span text:style-name="T2"/></text:p>
              </text:list-item>
              <text:list-item>
                <text:p><text:span text:style-name="T2">Service</text:span><text:span text:style-name="T2">側では</text:span><text:span text:style-name="T2">onBind</text:span><text:span text:style-name="T2">メソドが</text:span><text:span text:style-name="T2">callback</text:span><text:span text:style-name="T2">として呼び出される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256cm" svg:x="1.4cm" svg:y="0.962cm" presentation:class="title">
          <draw:text-box>
            <text:p text:style-name="P3">Serviceの切断 (iunbind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UnbindServiceにServiceConnectionを渡す</text:p>
                <text:p/>
              </text:list-item>
              <text:list-item>
                <text:p>この時、<text:span text:style-name="T3">ServiceConnection#onServiceDisconnected</text:span><text:span text:style-name="T2">が呼び出される</text:span></text:p>
                <text:p><text:span text:style-name="T2"/></text:p>
              </text:list-item>
              <text:list-item>
                <text:p><text:span text:style-name="T2">Service</text:span><text:span text:style-name="T2">側では</text:span><text:span text:style-name="T2">onUnbind</text:span><text:span text:style-name="T2">メソドが</text:span><text:span text:style-name="T2">callback</text:span><text:span text:style-name="T2">として呼び出される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text-style-name="P5" draw:layer="layout" svg:width="25.199cm" svg:height="3.256cm" svg:x="1.4cm" svg:y="0.962cm" presentation:class="title" presentation:user-transformed="true">
          <draw:text-box>
            <text:p text:style-name="P5">ServiceConnection#onServiceConnecte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引数で渡されるIBinder型の第二引数はService側のonBindの戻り値</text:p>
                <text:p/>
              </text:list-item>
              <text:list-item>
                <text:p>IBinderなオブジェクトを使ってServiceなオブジェクトのgetterを作成しておけば、サービス起動側からServiceなpublicメソドの呼び出しが可能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256cm" svg:x="1.4cm" svg:y="0.962cm" presentation:class="title">
          <draw:text-box>
            <text:p text:style-name="P3">Serviceの終了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UnbindServiceメソドによりサービスとの切断</text:p>
                <text:p/>
                <text:p/>
              </text:list-item>
              <text:list-item>
                <text:p>unregisterReceiverメソドにBroadcastReceiverのサブクラスのインスタンスを渡す</text:p>
                <text:p/>
              </text:list-item>
              <text:list-item>
                <text:p>ServiceなオブジェクトのstopSelfというメソドを呼び出してサービスを終了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Yamane Toshiaki</meta:initial-creator>
    <meta:creation-date>2011-02-18T17:19:19</meta:creation-date>
    <meta:editing-duration>PT00H00M08S</meta:editing-duration>
    <meta:editing-cycles>2</meta:editing-cycles>
    <dc:date>2011-02-18T17:36:18</dc:date>
    <dc:creator>Yamane Toshiaki</dc:creator>
    <meta:document-statistic meta:object-count="59"/>
    <meta:generator>OpenOffice.org/3.2$Unix OpenOffice.org_project/320m19$Build-9505</meta:generator>
  </office:meta>
</office:document-meta>
</file>